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2000002D0D8E26C3D19F2EC88.png" manifest:media-type="image/png"/>
  <manifest:file-entry manifest:full-path="Pictures/100002010000019000000190F512295C6DFCB0C7.png" manifest:media-type="image/png"/>
  <manifest:file-entry manifest:full-path="Pictures/100002010000013A00000143911798956B383147.png" manifest:media-type="image/png"/>
  <manifest:file-entry manifest:full-path="Pictures/100007F70000207900002162B94BE5F19631695C.svg" manifest:media-type="image/svg+xml"/>
  <manifest:file-entry manifest:full-path="Pictures/10000201000004D7000004007647D5F4B3AFDC17.png" manifest:media-type="image/png"/>
  <manifest:file-entry manifest:full-path="Pictures/10000201000003C0000001E749E93B9EEC813F9A.png" manifest:media-type="image/png"/>
  <manifest:file-entry manifest:full-path="Pictures/100002010000040000000400FE108FE9A92DE9C4.png" manifest:media-type="image/png"/>
  <manifest:file-entry manifest:full-path="Pictures/10000201000003BE00000277CC59DCB8F2E96B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296cm" fo:min-width="2.046cm"/>
    </style:style>
    <style:style style:name="gr3" style:family="graphic" style:parent-style-name="standard">
      <style:graphic-properties draw:stroke="none" svg:stroke-color="#000000" draw:fill="none" draw:fill-color="#ffffff" fo:min-height="0.949cm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4.378cm" svg:height="4.5cm" svg:x="5.246cm" svg:y="1.2cm">
              <draw:image xlink:href="Pictures/100007F70000207900002162B94BE5F19631695C.svg" xlink:type="simple" xlink:show="embed" xlink:actuate="onLoad" loext:mime-type="image/svg+xml">
                <text:p/>
              </draw:image>
              <draw:image xlink:href="Pictures/100002010000013A00000143911798956B383147.png" xlink:type="simple" xlink:show="embed" xlink:actuate="onLoad" loext:mime-type="image/png"/>
            </draw:frame>
            <draw:frame draw:style-name="gr1" draw:text-style-name="P1" draw:layer="layout" svg:width="1.685cm" svg:height="1.685cm" svg:x="6.5cm" svg:y="0.515cm">
              <draw:image xlink:href="Pictures/100002010000040000000400FE108FE9A92DE9C4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1.602cm" svg:height="1.055cm" svg:x="7.998cm" svg:y="3.745cm">
              <draw:image xlink:href="Pictures/10000201000003BE00000277CC59DCB8F2E96B53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1.397cm" svg:height="1.154cm" svg:x="5.3cm" svg:y="2.1cm">
              <draw:image xlink:href="Pictures/10000201000004D7000004007647D5F4B3AFDC17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1.502cm" svg:height="0.762cm" svg:x="7.998cm" svg:y="2cm">
              <draw:image xlink:href="Pictures/10000201000003C0000001E749E93B9EEC813F9A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1.485cm" svg:height="1.485cm" svg:x="5.915cm" svg:y="3.6cm">
              <draw:image xlink:href="Pictures/100002010000019000000190F512295C6DFCB0C7.png" xlink:type="simple" xlink:show="embed" xlink:actuate="onLoad" loext:mime-type="image/png">
                <text:p/>
              </draw:image>
            </draw:frame>
          </draw:g>
          <draw:g>
            <draw:custom-shape draw:style-name="gr2" draw:text-style-name="P2" draw:layer="layout" svg:width="3.6cm" svg:height="3.6cm" svg:x="0.4cm" svg:y="1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0.929cm" svg:height="1.6cm" svg:x="0.6cm" svg:y="1.3cm">
              <draw:image xlink:href="Pictures/10000201000001A2000002D0D8E26C3D19F2EC88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0.929cm" svg:height="1.6cm" svg:x="0.7cm" svg:y="3.6cm">
              <draw:image xlink:href="Pictures/10000201000001A2000002D0D8E26C3D19F2EC88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0.929cm" svg:height="1.6cm" svg:x="3.2cm" svg:y="1.4cm">
              <draw:image xlink:href="Pictures/10000201000001A2000002D0D8E26C3D19F2EC88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0.929cm" svg:height="1.6cm" svg:x="2.571cm" svg:y="3.8cm">
              <draw:image xlink:href="Pictures/10000201000001A2000002D0D8E26C3D19F2EC88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0.929cm" svg:height="1.6cm" svg:x="1.9cm" svg:y="0.7cm">
              <draw:image xlink:href="Pictures/10000201000001A2000002D0D8E26C3D19F2EC88.png" xlink:type="simple" xlink:show="embed" xlink:actuate="onLoad" loext:mime-type="image/png">
                <text:p/>
              </draw:image>
            </draw:frame>
          </draw:g>
          <draw:frame draw:style-name="gr3" draw:text-style-name="P4" draw:layer="layout" svg:width="5.1cm" svg:height="1.199cm" svg:x="0cm" svg:y="-0.025cm">
            <draw:text-box>
              <text:p text:style-name="P3"><text:span text:style-name="T1">Horizontal Consortium</text:span></text:p>
            </draw:text-box>
          </draw:frame>
          <draw:frame draw:style-name="gr3" draw:text-style-name="P4" draw:layer="layout" svg:width="5.1cm" svg:height="1.199cm" svg:x="5.3cm" svg:y="-0.024cm">
            <draw:text-box>
              <text:p text:style-name="P3"><text:span text:style-name="T1">Vertical Consortium</text:span></text:p>
            </draw:text-box>
          </draw:frame>
          <draw:frame draw:style-name="gr4" draw:text-style-name="P6" draw:layer="layout" svg:width="3.9cm" svg:height="1.205cm" svg:x="0.3cm" svg:y="5.5cm">
            <draw:text-box>
              <text:p text:style-name="P5"><text:span text:style-name="T2">Examples</text:span></text:p>
              <text:list text:style-name="L1">
                <text:list-item>
                  <text:p text:style-name="P5"><text:span text:style-name="T3">Syndicated loans</text:span></text:p>
                </text:list-item>
                <text:list-item>
                  <text:p text:style-name="P5"><text:span text:style-name="T3">Central Identity</text:span></text:p>
                </text:list-item>
              </text:list>
            </draw:text-box>
          </draw:frame>
          <draw:frame draw:style-name="gr3" draw:text-style-name="P4" draw:layer="layout" svg:width="5.1cm" svg:height="1.199cm" svg:x="0cm" svg:y="-0.024cm">
            <draw:text-box>
              <text:p text:style-name="P3"><text:span text:style-name="T1">Horizontal Consortium</text:span></text:p>
            </draw:text-box>
          </draw:frame>
          <draw:frame draw:style-name="gr4" draw:text-style-name="P6" draw:layer="layout" svg:width="3.9cm" svg:height="1.205cm" svg:x="5.5cm" svg:y="5.501cm">
            <draw:text-box>
              <text:p text:style-name="P5"><text:span text:style-name="T2">Examples</text:span></text:p>
              <text:list text:style-name="L1">
                <text:list-item>
                  <text:p text:style-name="P5"><text:span text:style-name="T3">Corn market</text:span></text:p>
                </text:list-item>
                <text:list-item>
                  <text:p text:style-name="P5"><text:span text:style-name="T3">Commodity trading</text:span></text:p>
                </text:list-item>
              </text:list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0cm" fo:page-height="6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8T15:06:21.769723994</meta:creation-date>
    <dc:date>2019-01-28T15:37:25.967730048</dc:date>
    <meta:editing-duration>PT4S</meta:editing-duration>
    <meta:editing-cycles>1</meta:editing-cycles>
    <meta:document-statistic meta:object-count="20"/>
    <meta:generator>LibreOffice/6.1.4.2$Linux_X86_64 LibreOffice_project/10$Build-2</meta:generator>
  </office:meta>
</office:document-meta>
</file>